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689cm" fo:margin-left="1.572cm" table:align="left"/>
    </style:style>
    <style:style style:name="Table1.A" style:family="table-column">
      <style:table-column-properties style:column-width="3.466cm"/>
    </style:style>
    <style:style style:name="Table1.B" style:family="table-column">
      <style:table-column-properties style:column-width="7.223cm"/>
    </style:style>
    <style:style style:name="Table1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e1.A2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 style:master-page-name="Right_20_Page">
      <style:paragraph-properties style:page-number="auto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 fo:orphans="2" fo:widows="2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 style:list-style-name="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7" style:family="paragraph" style:parent-style-name="Title">
      <style:text-properties fo:color="#b84700"/>
    </style:style>
    <style:style style:name="P8" style:family="paragraph" style:parent-style-name="Subtitle">
      <style:text-properties fo:color="#b84700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 style:list-style-name="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sans-serif" fo:font-size="11.25pt" fo:letter-spacing="normal" fo:font-style="normal" fo:font-weight="normal"/>
    </style:style>
    <style:style style:name="T2" style:family="text">
      <style:text-properties fo:font-variant="normal" fo:text-transform="none" fo:color="#000000" fo:font-size="11.25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style:font-name="DejaVu Sans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1.25pt" fo:letter-spacing="normal" fo:font-style="normal" fo:font-weight="normal"/>
    </style:style>
    <style:style style:name="T6" style:family="text">
      <style:text-properties fo:font-variant="normal" fo:text-transform="none" fo:color="#000099" style:font-name="sans-serif" fo:font-size="12pt" fo:letter-spacing="normal" fo:font-style="normal" fo:font-weight="normal"/>
    </style:style>
    <style:style style:name="T7" style:family="text">
      <style:text-properties fo:font-variant="normal" fo:text-transform="none" fo:color="#000099" fo:font-size="12pt" fo:letter-spacing="normal" fo:font-style="normal" fo:font-weight="normal"/>
    </style:style>
    <style:style style:name="T8" style:family="text">
      <style:text-properties fo:font-variant="normal" fo:text-transform="none" fo:color="#000099" style:font-name="DejaVu Sans" fo:font-size="12pt" fo:letter-spacing="normal" fo:font-style="normal" fo:font-weight="normal"/>
    </style:style>
    <style:style style:name="T9" style:family="text">
      <style:text-properties fo:font-variant="normal" fo:text-transform="none" fo:color="#000099" style:font-name="Times New Roman" fo:font-size="12pt" fo:letter-spacing="normal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BookCreator</text:p>
      <text:p text:style-name="P8">A Play!framework applicatio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>Author Frédéric Delorme</text:p>
      <text:p text:style-name="P3"><text:a xlink:type="simple" xlink:href="mailto:frederic.delorme@gmail.com">frederic.delorme@gmail.com</text:a></text:p>
      <text:p text:style-name="P3">© 2011</text:p>
      <text:p text:style-name="P3"/>
      <text:h text:style-name="P9" text:outline-level="1"><text:span text:style-name="T1">Sommaire</text:span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Sommaire<text:tab/>3</text:p>
          <text:p text:style-name="P13">Chapter 1 – The First Step<text:tab/>3</text:p>
          <text:p text:style-name="P12">Book Structure<text:tab/>3</text:p>
          <text:p text:style-name="P12">Chapters<text:tab/>3</text:p>
        </text:index-body>
      </text:table-of-content>
      <text:h text:style-name="P10" text:outline-level="1"><text:span text:style-name="T1"/></text:h>
      <text:h text:style-name="P6" text:outline-level="1"><text:span text:style-name="T1"/></text:h>
      <text:h text:style-name="P9" text:outline-level="1"><text:bookmark text:name="Chapter1TheFirstStep"/><text:span text:style-name="T3">Chapter 1 – The First Step</text:span></text:h>
      <text:p text:style-name="P1">This small book to demonstrate the possibilitites offer by this small BookCreator play applicaiton.<text:line-break/>Developped for my own usage,I’ve try to implement some easy to use feature.</text:p>
      <text:p text:style-name="Standard"><text:span text:style-name="T5">A </text:span><text:span text:style-name="Source_20_Text"><text:span text:style-name="T9">pages/</text:span></text:span><text:span text:style-name="T5"> directory contains all text data of the book and a </text:span><text:span text:style-name="Source_20_Text"><text:span text:style-name="T9">structure.txt</text:span></text:span><text:span text:style-name="T5"> file.</text:span></text:p>
      <text:h text:style-name="Heading_20_2" text:outline-level="2"><text:bookmark text:name="BookStructure"/>Book Structure</text:h>
      <text:p text:style-name="Text_20_body"><text:span text:style-name="T5">This </text:span><text:span text:style-name="Source_20_Text"><text:span text:style-name="T9">structure.txt</text:span></text:span><text:span text:style-name="T5"> file is the plan of your publication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Strong_20_Emphasis">Tag</text:span></text:p>
          </table:table-cell>
          <table:table-cell table:style-name="Table1.A1" office:value-type="string">
            <text:p text:style-name="P11"><text:span text:style-name="Strong_20_Emphasis">Description</text:span></text:p>
          </table:table-cell>
        </table:table-row>
        <table:table-row>
          <table:table-cell table:style-name="Table1.A2" office:value-type="string">
            <text:p text:style-name="P11"><text:span text:style-name="Source_20_Text">-</text:span></text:p>
          </table:table-cell>
          <table:table-cell table:style-name="Table1.A2" office:value-type="string">
            <text:p text:style-name="P11">A simple dash allow a page break</text:p>
          </table:table-cell>
        </table:table-row>
        <table:table-row>
          <table:table-cell table:style-name="Table1.A2" office:value-type="string">
            <text:p text:style-name="P11"><text:span text:style-name="Source_20_Text">{toc}</text:span></text:p>
          </table:table-cell>
          <table:table-cell table:style-name="Table1.A2" office:value-type="string">
            <text:p text:style-name="P11">Generate the Table of content</text:p>
          </table:table-cell>
        </table:table-row>
        <table:table-row>
          <table:table-cell table:style-name="Table1.A2" office:value-type="string">
            <text:p text:style-name="P11"><text:span text:style-name="Source_20_Text">{cover}</text:span></text:p>
          </table:table-cell>
          <table:table-cell table:style-name="Table1.A2" office:value-type="string">
            <text:p text:style-name="P11">insert a images/book/cover.png</text:p>
          </table:table-cell>
        </table:table-row>
        <table:table-row>
          <table:table-cell table:style-name="Table1.A2" office:value-type="string">
            <text:p text:style-name="P11"><text:span text:style-name="Source_20_Text">{backcover}</text:span></text:p>
          </table:table-cell>
          <table:table-cell table:style-name="Table1.A2" office:value-type="string">
            <text:p text:style-name="P11">insert a images/book/backcover.png</text:p>
          </table:table-cell>
        </table:table-row>
        <table:table-row>
          <table:table-cell table:style-name="Table1.A2" office:value-type="string">
            <text:p text:style-name="P11"><text:span text:style-name="Source_20_Text">anytext</text:span></text:p>
          </table:table-cell>
          <table:table-cell table:style-name="Table1.A2" office:value-type="string">
            <text:p text:style-name="P11">insert the <text:span text:style-name="Source_20_Text">anytext.textile</text:span> file</text:p>
          </table:table-cell>
        </table:table-row>
      </table:table>
      <text:p text:style-name="P4"><text:span text:style-name="T1"/></text:p>
      <text:p text:style-name="P5"><text:span text:style-name="T2">a sample file:</text:span></text:p>
      <text:p text:style-name="Preformatted_20_Text"><text:line-break/>{cover}<text:line-break/>title<text:line-break/>-<text:line-break/>{toc}<text:line-break/>-<text:line-break/>chapter1<text:line-break/>chapter2<text:line-break/>-<text:line-break/>{backcover}</text:p>
      <text:h text:style-name="Heading_20_2" text:outline-level="2"><text:bookmark text:name="Chapters"/>Chapters</text:h>
      <text:p text:style-name="Text">Each chapter is a “Textile”: file. where you can deploy al your imagination to create some beautiful content with the Textile possibilitie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8pt" fo:font-weight="bold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26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ff" fo:padding-left="0.349cm" fo:padding-right="0.25cm" fo:padding-top="0.25cm" fo:padding-bottom="0.25cm" fo:border-left="0.088cm solid #000000" fo:border-right="0.002cm solid #000000" fo:border-top="0.002cm solid #000000" fo:border-bottom="0.002cm solid #000000" style:shadow="none">
        <style:background-image/>
      </style:paragraph-properties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Right_20_Page" style:display-name="Righ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édéric Delorme</meta:initial-creator>
    <meta:creation-date>2011-09-22T21:50:40</meta:creation-date>
    <dc:date>2011-09-22T22:07:08</dc:date>
    <dc:creator>Frédéric Delorme</dc:creator>
    <meta:editing-duration>PT16M30S</meta:editing-duration>
    <meta:editing-cycles>3</meta:editing-cycles>
    <meta:generator>LibreOffice/3.3$Unix LibreOffice_project/330m19$Build-202</meta:generator>
    <meta:document-statistic meta:table-count="1" meta:image-count="0" meta:object-count="0" meta:page-count="5" meta:paragraph-count="32" meta:word-count="151" meta:character-count="952"/>
  </office:meta>
</office:document-meta>
</file>